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2654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288" calcext:value-type="float">
            <text:p>17.288</text:p>
          </table:table-cell>
          <table:table-cell office:value-type="float" office:value="699760" calcext:value-type="float">
            <text:p>699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5% 6% 70% 6% 5% 5% 33%</text:p>
          </table:table-cell>
          <table:table-cell office:value-type="float" office:value="17.089" calcext:value-type="float">
            <text:p>17.08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479" calcext:value-type="float">
            <text:p>17.479</text:p>
          </table:table-cell>
          <table:table-cell office:value-type="float" office:value="715864" calcext:value-type="float">
            <text:p>715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8% 55% 5% 6% 6% 48% 5%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6.987" calcext:value-type="float">
            <text:p>16.987</text:p>
          </table:table-cell>
          <table:table-cell office:value-type="float" office:value="715436" calcext:value-type="float">
            <text:p>71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59% 2% 3% 2% 41% 2%</text:p>
          </table:table-cell>
          <table:table-cell office:value-type="float" office:value="16.528" calcext:value-type="float">
            <text:p>16.528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74" calcext:value-type="float">
            <text:p>17.074</text:p>
          </table:table-cell>
          <table:table-cell office:value-type="float" office:value="716948" calcext:value-type="float">
            <text:p>716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76% 2% 2% 2% 24% 1%</text:p>
          </table:table-cell>
          <table:table-cell office:value-type="float" office:value="16.615" calcext:value-type="float">
            <text:p>16.615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35" calcext:value-type="float">
            <text:p>17.035</text:p>
          </table:table-cell>
          <table:table-cell office:value-type="float" office:value="716040" calcext:value-type="float">
            <text:p>716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26% 2% 2% 2% 74% 1%</text:p>
          </table:table-cell>
          <table:table-cell office:value-type="float" office:value="16.576" calcext:value-type="float">
            <text:p>16.576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87" calcext:value-type="float">
            <text:p>17.087</text:p>
          </table:table-cell>
          <table:table-cell office:value-type="float" office:value="715992" calcext:value-type="float">
            <text:p>715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48% 1% 1% 2% 52% 1%</text:p>
          </table:table-cell>
          <table:table-cell office:value-type="float" office:value="16.63" calcext:value-type="float">
            <text:p>16.63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13" calcext:value-type="float">
            <text:p>17.113</text:p>
          </table:table-cell>
          <table:table-cell office:value-type="float" office:value="716432" calcext:value-type="float">
            <text:p>71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2% 34% 2% 2% 2% 67%</text:p>
          </table:table-cell>
          <table:table-cell office:value-type="float" office:value="16.659" calcext:value-type="float">
            <text:p>16.65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39" calcext:value-type="float">
            <text:p>17.139</text:p>
          </table:table-cell>
          <table:table-cell office:value-type="float" office:value="716824" calcext:value-type="float">
            <text:p>716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2% 91% 1% 2% 2% 9%</text:p>
          </table:table-cell>
          <table:table-cell office:value-type="float" office:value="16.679" calcext:value-type="float">
            <text:p>16.679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064" calcext:value-type="float">
            <text:p>17.064</text:p>
          </table:table-cell>
          <table:table-cell office:value-type="float" office:value="715636" calcext:value-type="float">
            <text:p>715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81% 2% 2% 2% 19%</text:p>
          </table:table-cell>
          <table:table-cell office:value-type="float" office:value="16.61" calcext:value-type="float">
            <text:p>16.61</text:p>
          </table:table-cell>
        </table:table-row>
        <table:table-row table:style-name="ro1">
          <table:table-cell office:value-type="string" calcext:value-type="string">
            <text:p>binary_trees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85" calcext:value-type="float">
            <text:p>685</text:p>
          </table:table-cell>
          <table:table-cell office:value-type="float" office:value="17.105" calcext:value-type="float">
            <text:p>17.105</text:p>
          </table:table-cell>
          <table:table-cell office:value-type="float" office:value="715528" calcext:value-type="float">
            <text:p>715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51% 1% 2% 1% 49% 2%</text:p>
          </table:table-cell>
          <table:table-cell office:value-type="float" office:value="16.652" calcext:value-type="float">
            <text:p>16.65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724" calcext:value-type="float">
            <text:p>968.724</text:p>
          </table:table-cell>
          <table:table-cell office:value-type="float" office:value="1341804" calcext:value-type="float">
            <text:p>1341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55% 0% 0% 0% 45% 0%</text:p>
          </table:table-cell>
          <table:table-cell office:value-type="float" office:value="969.038" calcext:value-type="float">
            <text:p>969.03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4.824" calcext:value-type="float">
            <text:p>964.824</text:p>
          </table:table-cell>
          <table:table-cell office:value-type="float" office:value="1341820" calcext:value-type="float">
            <text:p>1341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9% 0% 0% 0% 51% 0%</text:p>
          </table:table-cell>
          <table:table-cell office:value-type="float" office:value="965.136" calcext:value-type="float">
            <text:p>965.136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386" calcext:value-type="float">
            <text:p>968.386</text:p>
          </table:table-cell>
          <table:table-cell office:value-type="float" office:value="1341932" calcext:value-type="float">
            <text:p>134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968.724" calcext:value-type="float">
            <text:p>968.72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6.025" calcext:value-type="float">
            <text:p>966.025</text:p>
          </table:table-cell>
          <table:table-cell office:value-type="float" office:value="1341972" calcext:value-type="float">
            <text:p>1341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% 44% 0% 0% 0% 54%</text:p>
          </table:table-cell>
          <table:table-cell office:value-type="float" office:value="966.308" calcext:value-type="float">
            <text:p>966.30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8.952" calcext:value-type="float">
            <text:p>968.952</text:p>
          </table:table-cell>
          <table:table-cell office:value-type="float" office:value="1341816" calcext:value-type="float">
            <text:p>1341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6% 0% 0% 0% 54%</text:p>
          </table:table-cell>
          <table:table-cell office:value-type="float" office:value="969.243" calcext:value-type="float">
            <text:p>969.243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75.594" calcext:value-type="float">
            <text:p>975.594</text:p>
          </table:table-cell>
          <table:table-cell office:value-type="float" office:value="1341940" calcext:value-type="float">
            <text:p>1341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9% 0% 0% 0% 61%</text:p>
          </table:table-cell>
          <table:table-cell office:value-type="float" office:value="975.944" calcext:value-type="float">
            <text:p>975.94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6.037" calcext:value-type="float">
            <text:p>966.037</text:p>
          </table:table-cell>
          <table:table-cell office:value-type="float" office:value="1341864" calcext:value-type="float">
            <text:p>1341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5% 0% 0% 0% 55%</text:p>
          </table:table-cell>
          <table:table-cell office:value-type="float" office:value="966.332" calcext:value-type="float">
            <text:p>966.33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2.887" calcext:value-type="float">
            <text:p>962.887</text:p>
          </table:table-cell>
          <table:table-cell office:value-type="float" office:value="1341932" calcext:value-type="float">
            <text:p>1341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9% 0% 0% 0% 61% 0%</text:p>
          </table:table-cell>
          <table:table-cell office:value-type="float" office:value="963.18" calcext:value-type="float">
            <text:p>963.1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67.274" calcext:value-type="float">
            <text:p>967.274</text:p>
          </table:table-cell>
          <table:table-cell office:value-type="float" office:value="1341844" calcext:value-type="float">
            <text:p>134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967.616" calcext:value-type="float">
            <text:p>967.616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67" calcext:value-type="float">
            <text:p>767</text:p>
          </table:table-cell>
          <table:table-cell office:value-type="float" office:value="989.513" calcext:value-type="float">
            <text:p>989.513</text:p>
          </table:table-cell>
          <table:table-cell office:value-type="float" office:value="1341960" calcext:value-type="float">
            <text:p>1341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19% 40% 3% 3% 10% 39%</text:p>
          </table:table-cell>
          <table:table-cell office:value-type="float" office:value="990.183" calcext:value-type="float">
            <text:p>990.183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8" calcext:value-type="float">
            <text:p>15.808</text:p>
          </table:table-cell>
          <table:table-cell office:value-type="float" office:value="669612" calcext:value-type="float">
            <text:p>669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47% 2% 2% 2% 54% 2%</text:p>
          </table:table-cell>
          <table:table-cell office:value-type="float" office:value="15.354" calcext:value-type="float">
            <text:p>15.354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72" calcext:value-type="float">
            <text:p>15.72</text:p>
          </table:table-cell>
          <table:table-cell office:value-type="float" office:value="668984" calcext:value-type="float">
            <text:p>668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93% 2% 2% 2% 8% 2% 2%</text:p>
          </table:table-cell>
          <table:table-cell office:value-type="float" office:value="15.262" calcext:value-type="float">
            <text:p>15.26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922" calcext:value-type="float">
            <text:p>15.922</text:p>
          </table:table-cell>
          <table:table-cell office:value-type="float" office:value="635648" calcext:value-type="float">
            <text:p>635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9% 2% 1% 2% 1% 1% 2%</text:p>
          </table:table-cell>
          <table:table-cell office:value-type="float" office:value="15.462" calcext:value-type="float">
            <text:p>15.46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4" calcext:value-type="float">
            <text:p>15.804</text:p>
          </table:table-cell>
          <table:table-cell office:value-type="float" office:value="673268" calcext:value-type="float">
            <text:p>673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46% 2% 1% 2% 55% 1%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5" calcext:value-type="float">
            <text:p>15.805</text:p>
          </table:table-cell>
          <table:table-cell office:value-type="float" office:value="669192" calcext:value-type="float">
            <text:p>669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1% 2% 2% 20% 1% 1% 2%</text:p>
          </table:table-cell>
          <table:table-cell office:value-type="float" office:value="15.35" calcext:value-type="float">
            <text:p>15.35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76" calcext:value-type="float">
            <text:p>15.76</text:p>
          </table:table-cell>
          <table:table-cell office:value-type="float" office:value="669256" calcext:value-type="float">
            <text:p>669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1% 1% 2% 7% 1% 1% 1%</text:p>
          </table:table-cell>
          <table:table-cell office:value-type="float" office:value="15.301" calcext:value-type="float">
            <text:p>15.301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2" calcext:value-type="float">
            <text:p>15.82</text:p>
          </table:table-cell>
          <table:table-cell office:value-type="float" office:value="666860" calcext:value-type="float">
            <text:p>666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39% 1% 2% 1% 61% 1%</text:p>
          </table:table-cell>
          <table:table-cell office:value-type="float" office:value="15.361" calcext:value-type="float">
            <text:p>15.361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02" calcext:value-type="float">
            <text:p>15.802</text:p>
          </table:table-cell>
          <table:table-cell office:value-type="float" office:value="668968" calcext:value-type="float">
            <text:p>668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% 60% 1% 1% 1% 41%</text:p>
          </table:table-cell>
          <table:table-cell office:value-type="float" office:value="15.348" calcext:value-type="float">
            <text:p>15.348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812" calcext:value-type="float">
            <text:p>15.812</text:p>
          </table:table-cell>
          <table:table-cell office:value-type="float" office:value="671176" calcext:value-type="float">
            <text:p>67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% 2% 2% 2% 11% 2% 2% 2%</text:p>
          </table:table-cell>
          <table:table-cell office:value-type="float" office:value="15.352" calcext:value-type="float">
            <text:p>15.352</text:p>
          </table:table-cell>
        </table:table-row>
        <table:table-row table:style-name="ro1">
          <table:table-cell office:value-type="string" calcext:value-type="string">
            <text:p>binary_trees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8" calcext:value-type="float">
            <text:p>658</text:p>
          </table:table-cell>
          <table:table-cell office:value-type="float" office:value="15.653" calcext:value-type="float">
            <text:p>15.653</text:p>
          </table:table-cell>
          <table:table-cell office:value-type="float" office:value="672588" calcext:value-type="float">
            <text:p>67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2% 1% 2% 5% 1% 2% 1%</text:p>
          </table:table-cell>
          <table:table-cell office:value-type="float" office:value="15.194" calcext:value-type="float">
            <text:p>15.194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69" calcext:value-type="float">
            <text:p>18.69</text:p>
          </table:table-cell>
          <table:table-cell office:value-type="float" office:value="712328" calcext:value-type="float">
            <text:p>712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27% 27% 30% 10% 26% 17% 26%</text:p>
          </table:table-cell>
          <table:table-cell office:value-type="float" office:value="18.367" calcext:value-type="float">
            <text:p>18.367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047" calcext:value-type="float">
            <text:p>18.047</text:p>
          </table:table-cell>
          <table:table-cell office:value-type="float" office:value="721808" calcext:value-type="float">
            <text:p>721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9% 40% 22% 12% 8% 31% 19%</text:p>
          </table:table-cell>
          <table:table-cell office:value-type="float" office:value="17.679" calcext:value-type="float">
            <text:p>17.679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138" calcext:value-type="float">
            <text:p>18.138</text:p>
          </table:table-cell>
          <table:table-cell office:value-type="float" office:value="703616" calcext:value-type="float">
            <text:p>703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60% 16% 8% 9% 28% 16%</text:p>
          </table:table-cell>
          <table:table-cell office:value-type="float" office:value="17.735" calcext:value-type="float">
            <text:p>17.735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117" calcext:value-type="float">
            <text:p>18.117</text:p>
          </table:table-cell>
          <table:table-cell office:value-type="float" office:value="707472" calcext:value-type="float">
            <text:p>707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% 15% 35% 11% 13% 13% 37% 13%</text:p>
          </table:table-cell>
          <table:table-cell office:value-type="float" office:value="17.72" calcext:value-type="float">
            <text:p>17.72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245" calcext:value-type="float">
            <text:p>18.245</text:p>
          </table:table-cell>
          <table:table-cell office:value-type="float" office:value="710428" calcext:value-type="float">
            <text:p>710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% 16% 38% 9% 14% 8% 35% 8%</text:p>
          </table:table-cell>
          <table:table-cell office:value-type="float" office:value="17.829" calcext:value-type="float">
            <text:p>17.829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187" calcext:value-type="float">
            <text:p>18.187</text:p>
          </table:table-cell>
          <table:table-cell office:value-type="float" office:value="704904" calcext:value-type="float">
            <text:p>704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7% 43% 9% 8% 24% 36% 10%</text:p>
          </table:table-cell>
          <table:table-cell office:value-type="float" office:value="17.766" calcext:value-type="float">
            <text:p>17.766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135" calcext:value-type="float">
            <text:p>18.135</text:p>
          </table:table-cell>
          <table:table-cell office:value-type="float" office:value="709096" calcext:value-type="float">
            <text:p>70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% 24% 23% 8% 19% 21% 14% 9%</text:p>
          </table:table-cell>
          <table:table-cell office:value-type="float" office:value="17.722" calcext:value-type="float">
            <text:p>17.722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189" calcext:value-type="float">
            <text:p>18.189</text:p>
          </table:table-cell>
          <table:table-cell office:value-type="float" office:value="695576" calcext:value-type="float">
            <text:p>695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30% 43% 9% 12% 21% 24% 9%</text:p>
          </table:table-cell>
          <table:table-cell office:value-type="float" office:value="17.776" calcext:value-type="float">
            <text:p>17.776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59" calcext:value-type="float">
            <text:p>18.59</text:p>
          </table:table-cell>
          <table:table-cell office:value-type="float" office:value="712532" calcext:value-type="float">
            <text:p>712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34% 31% 12% 12% 34% 31% 13%</text:p>
          </table:table-cell>
          <table:table-cell office:value-type="float" office:value="18.183" calcext:value-type="float">
            <text:p>18.183</text:p>
          </table:table-cell>
        </table:table-row>
        <table:table-row table:style-name="ro1">
          <table:table-cell office:value-type="string" calcext:value-type="string">
            <text:p>binary_trees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50" calcext:value-type="float">
            <text:p>650</text:p>
          </table:table-cell>
          <table:table-cell office:value-type="float" office:value="18.511" calcext:value-type="float">
            <text:p>18.511</text:p>
          </table:table-cell>
          <table:table-cell office:value-type="float" office:value="705788" calcext:value-type="float">
            <text:p>705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% 11% 54% 13% 15% 11% 29% 15%</text:p>
          </table:table-cell>
          <table:table-cell office:value-type="float" office:value="18.143" calcext:value-type="float">
            <text:p>18.143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636" calcext:value-type="float">
            <text:p>5.636</text:p>
          </table:table-cell>
          <table:table-cell office:value-type="float" office:value="294480" calcext:value-type="float">
            <text:p>294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% 1% 1% 1% 32% 1% 2% 1%</text:p>
          </table:table-cell>
          <table:table-cell office:value-type="float" office:value="7.422" calcext:value-type="float">
            <text:p>7.422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504" calcext:value-type="float">
            <text:p>5.504</text:p>
          </table:table-cell>
          <table:table-cell office:value-type="float" office:value="295372" calcext:value-type="float">
            <text:p>295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2% 1% 2% 2% 1% 2%</text:p>
          </table:table-cell>
          <table:table-cell office:value-type="float" office:value="5.038" calcext:value-type="float">
            <text:p>5.038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495" calcext:value-type="float">
            <text:p>5.495</text:p>
          </table:table-cell>
          <table:table-cell office:value-type="float" office:value="295332" calcext:value-type="float">
            <text:p>295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1% 1% 1% 1% 100% 1%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524" calcext:value-type="float">
            <text:p>5.524</text:p>
          </table:table-cell>
          <table:table-cell office:value-type="float" office:value="295312" calcext:value-type="float">
            <text:p>295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1% 1% 100% 1% 1% 2% 2%</text:p>
          </table:table-cell>
          <table:table-cell office:value-type="float" office:value="5.058" calcext:value-type="float">
            <text:p>5.058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506" calcext:value-type="float">
            <text:p>5.506</text:p>
          </table:table-cell>
          <table:table-cell office:value-type="float" office:value="295056" calcext:value-type="float">
            <text:p>295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45% 2% 3% 1% 56%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522" calcext:value-type="float">
            <text:p>5.522</text:p>
          </table:table-cell>
          <table:table-cell office:value-type="float" office:value="295052" calcext:value-type="float">
            <text:p>295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% 2% 2% 1% 52% 2% 1% 1%</text:p>
          </table:table-cell>
          <table:table-cell office:value-type="float" office:value="5.057" calcext:value-type="float">
            <text:p>5.057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567" calcext:value-type="float">
            <text:p>5.567</text:p>
          </table:table-cell>
          <table:table-cell office:value-type="float" office:value="296448" calcext:value-type="float">
            <text:p>296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% 1% 1% 1% 15% 1% 1% 2%</text:p>
          </table:table-cell>
          <table:table-cell office:value-type="float" office:value="5.101" calcext:value-type="float">
            <text:p>5.101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548" calcext:value-type="float">
            <text:p>5.548</text:p>
          </table:table-cell>
          <table:table-cell office:value-type="float" office:value="295384" calcext:value-type="float">
            <text:p>295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28% 2% 1% 2% 73% 2%</text:p>
          </table:table-cell>
          <table:table-cell office:value-type="float" office:value="5.082" calcext:value-type="float">
            <text:p>5.082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525" calcext:value-type="float">
            <text:p>5.525</text:p>
          </table:table-cell>
          <table:table-cell office:value-type="float" office:value="295112" calcext:value-type="float">
            <text:p>295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3% 2% 2% 2% 2% 2% 2%</text:p>
          </table:table-cell>
          <table:table-cell office:value-type="float" office:value="5.059" calcext:value-type="float">
            <text:p>5.059</text:p>
          </table:table-cell>
        </table:table-row>
        <table:table-row table:style-name="ro1">
          <table:table-cell office:value-type="string" calcext:value-type="string">
            <text:p>mandelbrot_classesjl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2" calcext:value-type="float">
            <text:p>252</text:p>
          </table:table-cell>
          <table:table-cell office:value-type="float" office:value="5.48" calcext:value-type="float">
            <text:p>5.48</text:p>
          </table:table-cell>
          <table:table-cell office:value-type="float" office:value="295404" calcext:value-type="float">
            <text:p>295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2% 2% 1% 2% 1%</text:p>
          </table:table-cell>
          <table:table-cell office:value-type="float" office:value="5.014" calcext:value-type="float">
            <text:p>5.014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5" calcext:value-type="float">
            <text:p>3.25</text:p>
          </table:table-cell>
          <table:table-cell office:value-type="float" office:value="232260" calcext:value-type="float">
            <text:p>232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51% 2% 3% 3% 52% 2%</text:p>
          </table:table-cell>
          <table:table-cell office:value-type="float" office:value="2.783" calcext:value-type="float">
            <text:p>2.783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55" calcext:value-type="float">
            <text:p>3.255</text:p>
          </table:table-cell>
          <table:table-cell office:value-type="float" office:value="232776" calcext:value-type="float">
            <text:p>232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3% 100% 3% 3% 3% 3%</text:p>
          </table:table-cell>
          <table:table-cell office:value-type="float" office:value="2.788" calcext:value-type="float">
            <text:p>2.788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64" calcext:value-type="float">
            <text:p>3.264</text:p>
          </table:table-cell>
          <table:table-cell office:value-type="float" office:value="233704" calcext:value-type="float">
            <text:p>233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99% 3% 3% 3% 3% 3%</text:p>
          </table:table-cell>
          <table:table-cell office:value-type="float" office:value="2.797" calcext:value-type="float">
            <text:p>2.797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3" calcext:value-type="float">
            <text:p>3.33</text:p>
          </table:table-cell>
          <table:table-cell office:value-type="float" office:value="229904" calcext:value-type="float">
            <text:p>229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3% 51% 2% 3% 2% 52%</text:p>
          </table:table-cell>
          <table:table-cell office:value-type="float" office:value="2.864" calcext:value-type="float">
            <text:p>2.864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46" calcext:value-type="float">
            <text:p>3.246</text:p>
          </table:table-cell>
          <table:table-cell office:value-type="float" office:value="232940" calcext:value-type="float">
            <text:p>232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7% 18% 4% 3% 3% 84% 3%</text:p>
          </table:table-cell>
          <table:table-cell office:value-type="float" office:value="2.779" calcext:value-type="float">
            <text:p>2.77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409" calcext:value-type="float">
            <text:p>3.409</text:p>
          </table:table-cell>
          <table:table-cell office:value-type="float" office:value="233620" calcext:value-type="float">
            <text:p>233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3% 99% 2% 3% 2% 3%</text:p>
          </table:table-cell>
          <table:table-cell office:value-type="float" office:value="2.942" calcext:value-type="float">
            <text:p>2.942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28" calcext:value-type="float">
            <text:p>3.328</text:p>
          </table:table-cell>
          <table:table-cell office:value-type="float" office:value="230656" calcext:value-type="float">
            <text:p>230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71% 2% 3% 3% 31%</text:p>
          </table:table-cell>
          <table:table-cell office:value-type="float" office:value="2.861" calcext:value-type="float">
            <text:p>2.861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369" calcext:value-type="float">
            <text:p>3.369</text:p>
          </table:table-cell>
          <table:table-cell office:value-type="float" office:value="234384" calcext:value-type="float">
            <text:p>234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2% 100% 2% 2% 2% 2%</text:p>
          </table:table-cell>
          <table:table-cell office:value-type="float" office:value="2.903" calcext:value-type="float">
            <text:p>2.903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4" calcext:value-type="float">
            <text:p>3.24</text:p>
          </table:table-cell>
          <table:table-cell office:value-type="float" office:value="233708" calcext:value-type="float">
            <text:p>233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3% 100% 2% 3% 3% 3%</text:p>
          </table:table-cell>
          <table:table-cell office:value-type="float" office:value="2.773" calcext:value-type="float">
            <text:p>2.773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3.286" calcext:value-type="float">
            <text:p>3.286</text:p>
          </table:table-cell>
          <table:table-cell office:value-type="float" office:value="234100" calcext:value-type="float">
            <text:p>234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2% 2% 2% 6% 4% 3% 2%</text:p>
          </table:table-cell>
          <table:table-cell office:value-type="float" office:value="2.819" calcext:value-type="float">
            <text:p>2.81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7.97" calcext:value-type="float">
            <text:p>7.97</text:p>
          </table:table-cell>
          <table:table-cell office:value-type="float" office:value="10016" calcext:value-type="float">
            <text:p>10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75% 1% 3% 1% 25% 5%</text:p>
          </table:table-cell>
          <table:table-cell office:value-type="float" office:value="7.972" calcext:value-type="float">
            <text:p>7.972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337" calcext:value-type="float">
            <text:p>8.337</text:p>
          </table:table-cell>
          <table:table-cell office:value-type="float" office:value="10092" calcext:value-type="float">
            <text:p>10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98% 1% 1% 0% 2%</text:p>
          </table:table-cell>
          <table:table-cell office:value-type="float" office:value="8.339" calcext:value-type="float">
            <text:p>8.33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7.948" calcext:value-type="float">
            <text:p>7.948</text:p>
          </table:table-cell>
          <table:table-cell office:value-type="float" office:value="10096" calcext:value-type="float">
            <text:p>10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9% 1% 1% 1% 11% 1% 1%</text:p>
          </table:table-cell>
          <table:table-cell office:value-type="float" office:value="7.951" calcext:value-type="float">
            <text:p>7.951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7.959" calcext:value-type="float">
            <text:p>7.959</text:p>
          </table:table-cell>
          <table:table-cell office:value-type="float" office:value="10140" calcext:value-type="float">
            <text:p>10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0% 2% 79% 1% 0% 2% 22%</text:p>
          </table:table-cell>
          <table:table-cell office:value-type="float" office:value="7.961" calcext:value-type="float">
            <text:p>7.961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7.946" calcext:value-type="float">
            <text:p>7.946</text:p>
          </table:table-cell>
          <table:table-cell office:value-type="float" office:value="10096" calcext:value-type="float">
            <text:p>10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1% 1% 0% 1% 1% 0% 1%</text:p>
          </table:table-cell>
          <table:table-cell office:value-type="float" office:value="7.947" calcext:value-type="float">
            <text:p>7.947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7.948" calcext:value-type="float">
            <text:p>7.948</text:p>
          </table:table-cell>
          <table:table-cell office:value-type="float" office:value="10128" calcext:value-type="float">
            <text:p>10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0% 0% 0% 6% 0% 0% 0%</text:p>
          </table:table-cell>
          <table:table-cell office:value-type="float" office:value="7.949" calcext:value-type="float">
            <text:p>7.94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7.947" calcext:value-type="float">
            <text:p>7.947</text:p>
          </table:table-cell>
          <table:table-cell office:value-type="float" office:value="10120" calcext:value-type="float">
            <text:p>1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% 100%</text:p>
          </table:table-cell>
          <table:table-cell office:value-type="float" office:value="7.949" calcext:value-type="float">
            <text:p>7.949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32" calcext:value-type="float">
            <text:p>8.32</text:p>
          </table:table-cell>
          <table:table-cell office:value-type="float" office:value="10120" calcext:value-type="float">
            <text:p>1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8.322" calcext:value-type="float">
            <text:p>8.322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8.098" calcext:value-type="float">
            <text:p>8.098</text:p>
          </table:table-cell>
          <table:table-cell office:value-type="float" office:value="10020" calcext:value-type="float">
            <text:p>10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00% 0% 0% 0% 0%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mandelbrot_classe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02" calcext:value-type="float">
            <text:p>202</text:p>
          </table:table-cell>
          <table:table-cell office:value-type="float" office:value="7.947" calcext:value-type="float">
            <text:p>7.947</text:p>
          </table:table-cell>
          <table:table-cell office:value-type="float" office:value="9996" calcext:value-type="float">
            <text:p>9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1% 0%</text:p>
          </table:table-cell>
          <table:table-cell office:value-type="float" office:value="7.949" calcext:value-type="float">
            <text:p>7.949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56" calcext:value-type="float">
            <text:p>4.556</text:p>
          </table:table-cell>
          <table:table-cell office:value-type="float" office:value="272872" calcext:value-type="float">
            <text:p>272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5% 2% 2% 1% 66% 4% 2%</text:p>
          </table:table-cell>
          <table:table-cell office:value-type="float" office:value="4.116" calcext:value-type="float">
            <text:p>4.116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779" calcext:value-type="float">
            <text:p>4.779</text:p>
          </table:table-cell>
          <table:table-cell office:value-type="float" office:value="291176" calcext:value-type="float">
            <text:p>29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% 42% 2% 2% 2% 60% 2%</text:p>
          </table:table-cell>
          <table:table-cell office:value-type="float" office:value="4.312" calcext:value-type="float">
            <text:p>4.312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51" calcext:value-type="float">
            <text:p>4.851</text:p>
          </table:table-cell>
          <table:table-cell office:value-type="float" office:value="296996" calcext:value-type="float">
            <text:p>296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97% 2% 2% 2% 4% 2%</text:p>
          </table:table-cell>
          <table:table-cell office:value-type="float" office:value="4.385" calcext:value-type="float">
            <text:p>4.385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38" calcext:value-type="float">
            <text:p>4.538</text:p>
          </table:table-cell>
          <table:table-cell office:value-type="float" office:value="273384" calcext:value-type="float">
            <text:p>273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40% 2% 2% 2% 62% 2% 2%</text:p>
          </table:table-cell>
          <table:table-cell office:value-type="float" office:value="4.072" calcext:value-type="float">
            <text:p>4.072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85" calcext:value-type="float">
            <text:p>4.585</text:p>
          </table:table-cell>
          <table:table-cell office:value-type="float" office:value="292336" calcext:value-type="float">
            <text:p>292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86% 3% 2% 3% 15%</text:p>
          </table:table-cell>
          <table:table-cell office:value-type="float" office:value="4.119" calcext:value-type="float">
            <text:p>4.119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856" calcext:value-type="float">
            <text:p>4.856</text:p>
          </table:table-cell>
          <table:table-cell office:value-type="float" office:value="294128" calcext:value-type="float">
            <text:p>294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78% 2% 2% 2% 23% 2%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31" calcext:value-type="float">
            <text:p>4.531</text:p>
          </table:table-cell>
          <table:table-cell office:value-type="float" office:value="272912" calcext:value-type="float">
            <text:p>272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2% 2% 2% 2% 2% 2%</text:p>
          </table:table-cell>
          <table:table-cell office:value-type="float" office:value="4.065" calcext:value-type="float">
            <text:p>4.065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779" calcext:value-type="float">
            <text:p>4.779</text:p>
          </table:table-cell>
          <table:table-cell office:value-type="float" office:value="288764" calcext:value-type="float">
            <text:p>288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% 2% 2% 2% 61% 1% 1% 2%</text:p>
          </table:table-cell>
          <table:table-cell office:value-type="float" office:value="4.313" calcext:value-type="float">
            <text:p>4.31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79" calcext:value-type="float">
            <text:p>4.79</text:p>
          </table:table-cell>
          <table:table-cell office:value-type="float" office:value="294436" calcext:value-type="float">
            <text:p>294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77% 2% 2% 3% 25%</text:p>
          </table:table-cell>
          <table:table-cell office:value-type="float" office:value="4.323" calcext:value-type="float">
            <text:p>4.323</text:p>
          </table:table-cell>
        </table:table-row>
        <table:table-row table:style-name="ro1">
          <table:table-cell office:value-type="string" calcext:value-type="string">
            <text:p>mandelbrot_classes_oo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67" calcext:value-type="float">
            <text:p>267</text:p>
          </table:table-cell>
          <table:table-cell office:value-type="float" office:value="4.572" calcext:value-type="float">
            <text:p>4.572</text:p>
          </table:table-cell>
          <table:table-cell office:value-type="float" office:value="272992" calcext:value-type="float">
            <text:p>272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75% 2% 2% 2% 26%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binary_trees_classes_oop</text:p>
          </table:table-cell>
          <table:table-cell table:formula="of:=AVERAGE([.J2:.J11])" office:value-type="float" office:value="16.7118" calcext:value-type="float">
            <text:p>16.7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 (py)</text:p>
          </table:table-cell>
          <table:table-cell table:formula="of:=AVERAGE([.J12:.J21])" office:value-type="float" office:value="970.1704" calcext:value-type="float">
            <text:p>970.1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 (jl)</text:p>
          </table:table-cell>
          <table:table-cell table:formula="of:=AVERAGE([.J22:.J31])" office:value-type="float" office:value="15.3331" calcext:value-type="float">
            <text:p>15.3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nary_trees_classesjl (jl)</text:p>
          </table:table-cell>
          <table:table-cell table:formula="of:=AVERAGE([.J32:.J41])" office:value-type="float" office:value="17.892" calcext:value-type="float">
            <text:p>17.89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delbrot_classes (jl)</text:p>
          </table:table-cell>
          <table:table-cell table:formula="of:=AVERAGE([.J42:.J51])" office:value-type="float" office:value="5.2901" calcext:value-type="float">
            <text:p>5.29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elbrot_classes (py)</text:p>
          </table:table-cell>
          <table:table-cell table:formula="of:=AVERAGE([.J52:.J61])" office:value-type="float" office:value="2.8309" calcext:value-type="float">
            <text:p>2.83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delbrot_classes_oop</text:p>
          </table:table-cell>
          <table:table-cell table:formula="of:=AVERAGE([.J62:.J71])" office:value-type="float" office:value="8.0439" calcext:value-type="float">
            <text:p>8.043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1:39:42.677362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9T11:40:44.176803119</dc:date>
    <meta:editing-duration>PT1H24M20S</meta:editing-duration>
    <meta:editing-cycles>9</meta:editing-cycles>
    <meta:generator>LibreOffice/6.4.7.2$Linux_X86_64 LibreOffice_project/40$Build-2</meta:generator>
    <meta:document-statistic meta:table-count="1" meta:cell-count="824" meta:object-count="0"/>
  </office:meta>
</office:document-meta>
</file>